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11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Chapitre 4 : Les coûts variables</text:p>
      <text:p text:style-name="Standard"><text:tab/>Introduction</text:p>
      <text:p text:style-name="Standard">Le chef d'entreprise souhaitent que la comptabilité analytique soit à la fois :</text:p>
      <text:list xml:id="list8955029197971313023" text:style-name="L1">
        <text:list-item>
          <text:p text:style-name="P1">Un instrument interne d'information, un outil d'aide à la décision qui constate et explique la situation de l'entreprise, notamment sur la rentabilité des produits commercialisés.</text:p>
        </text:list-item>
        <text:list-item>
          <text:p text:style-name="P1">Un outil qui analyse les rapports existants entre le chiffre d'affaires (CA), le résultat et les coûts.</text:p>
        </text:list-item>
      </text:list>
      <text:p text:style-name="Standard"/>
      <text:p text:style-name="Standard">La méthode des coûts variables (ou partiels), est donc une méthode d'analyse de coûts qui permet de répondre à la question suivante :</text:p>
      <text:p text:style-name="Standard">Quelle est la production minimale qui permet d'assurer la rentabilité d''un produit.</text:p>
      <text:p text:style-name="Standard">Autrement dit c'est une méthode qui va permettre à l'entreprise de connaître le chiffre d'affaire qu'elle doit réaliser pour couvrir l'ensemble de ses charges.</text:p>
      <text:p text:style-name="Standard"/>
      <text:p text:style-name="Standard"><text:tab/>Définition :</text:p>
      <text:p text:style-name="Standard">Chiffre d'affaires (CA) : désigne le total des ventes de bien et de service facturé par une entreprise sur un exercice comptable.</text:p>
      <text:p text:style-name="Standard"/>
      <text:p text:style-name="Standard">I Etude des chareges</text:p>
      <text:p text:style-name="Standard">Avec la méthode des coûts partiels, l'activité de l'entreprise dans son ensemble est mesurée par son CA.</text:p>
      <text:p text:style-name="Standard"/>
      <text:p text:style-name="Standard"><text:tab/>1,1 Charges variables et fixe</text:p>
      <text:list xml:id="list644397217230335228" text:style-name="L2">
        <text:list-item>
          <text:p text:style-name="P2">Charges variables (ou opérationnelles ou proportionnelles) :</text:p>
          <text:list>
            <text:list-item>
              <text:p text:style-name="P2">Liées au fonctionnement de l'entreprise.</text:p>
            </text:list-item>
            <text:list-item>
              <text:p text:style-name="P2">Montant varie avec le volume d'activité (sans que cette variation soit nécessairement proportionnelles).</text:p>
            </text:list-item>
          </text:list>
        </text:list-item>
      </text:list>
      <text:list xml:id="list6055078814702548257" text:style-name="L3">
        <text:list-item>
          <text:p text:style-name="P3">Charges fixes (ou de structure) :</text:p>
          <text:list>
            <text:list-item>
              <text:p text:style-name="P3">Elles sont indépendante du niveau d'activité.</text:p>
            </text:list-item>
            <text:list-item>
              <text:p text:style-name="P3">Cependant leur montant varie brutalement (par palier) quand intervient une modification de structure.</text:p>
            </text:list-item>
          </text:list>
        </text:list-item>
      </text:list>
      <text:p text:style-name="Standard"/>
      <text:p text:style-name="Standard"><text:tab/>1,2 Calcul des marges</text:p>
      <text:p text:style-name="Standard">Un coût est un groupement de charges : l'ensemble des charges variables est appelé : Coût variable.</text:p>
      <text:p text:style-name="Standard">Une marge est un résultat intermédiaire : exemple marge = CA – coût</text:p>
      <text:p text:style-name="Standard">Marge sur coût variable = CA – Coût.</text:p>
      <text:p text:style-name="Standard"/>
      <text:p text:style-name="Standard">On peut donc écrire que :</text:p>
      <text:list xml:id="list6734033748551288032" text:style-name="L4">
        <text:list-item>
          <text:p text:style-name="P4">CA = Coût variable (CV) + Marge sur coût variable (MSCV (ou valeur ajoutée))</text:p>
        </text:list-item>
        <text:list-item>
          <text:p text:style-name="P4">VA = Charges fixes (CF) + bénéfice (R)</text:p>
        </text:list-item>
        <text:list-item>
          <text:p text:style-name="P4">CA = CV + CF + R</text:p>
        </text:list-item>
      </text:list>
      <text:p text:style-name="Standard"/>
      <text:p text:style-name="Standard">Tableau différentiel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A</text:p>
          </table:table-cell>
          <table:table-cell table:style-name="Tableau1.B1" office:value-type="percentage" office:value="1">
            <text:p text:style-name="Table_20_Contents">100,00%</text:p>
          </table:table-cell>
        </table:table-row>
        <table:table-row>
          <table:table-cell table:style-name="Tableau1.A2" office:value-type="string">
            <text:p text:style-name="Table_20_Contents">CV</text:p>
          </table:table-cell>
          <table:table-cell table:style-name="Tableau1.B2" office:value-type="percentage" office:value="0.8">
            <text:p text:style-name="Table_20_Contents">80,00%</text:p>
          </table:table-cell>
        </table:table-row>
        <table:table-row>
          <table:table-cell table:style-name="Tableau1.A2" office:value-type="string">
            <text:p text:style-name="Table_20_Contents">VA</text:p>
          </table:table-cell>
          <table:table-cell table:style-name="Tableau1.B2" office:value-type="percentage" office:value="0.2">
            <text:p text:style-name="Table_20_Contents">20,00%</text:p>
          </table:table-cell>
        </table:table-row>
        <table:table-row>
          <table:table-cell table:style-name="Tableau1.A2" office:value-type="string">
            <text:p text:style-name="Table_20_Contents">CF</text:p>
          </table:table-cell>
          <table:table-cell table:style-name="Tableau1.B4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</text:p>
          </table:table-cell>
          <table:table-cell table:style-name="Tableau1.B4" office:value-type="string">
            <text:p text:style-name="Table_20_Contents"/>
          </table:table-cell>
        </table:table-row>
      </table:table>
      <text:p text:style-name="Standard"/>
      <text:p text:style-name="Standard"><text:soft-page-break/>II Le seuil de rentabilité</text:p>
      <text:p text:style-name="Standard">Le seuil de rentabilité est le montant de CA pour lequel il n'y a ni perte ni bénéfice, c'est à dire, le résultat est nul.</text:p>
      <text:p text:style-name="Standard">Le seuil de rentabilité se calcule à partir du coût variable ou de la VA :</text:p>
      <text:list xml:id="list5109167013194703177" text:style-name="L5">
        <text:list-item>
          <text:p text:style-name="P5">SR = CA à partir duquel R = 0, c'est à dire tel que VA - CF = 0</text:p>
        </text:list-item>
        <text:list-item>
          <text:p text:style-name="P5">Formule à connaître pour le calcul du SR :</text:p>
          <text:list>
            <text:list-item>
              <text:p text:style-name="P6">SR = CF / %VA</text:p>
            </text:list-item>
          </text:list>
        </text:list-item>
      </text:list>
      <text:p text:style-name="Standard"/>
      <text:p text:style-name="Standard">Le point mort est la date à partir de laquelle le seuil de rentabilité est atteint.</text:p>
      <text:p text:style-name="Standard">D'où</text:p>
      <text:p text:style-name="Standard">Point mort = SR*12/CA</text:p>
      <text:p text:style-name="Standard">(Pour une détermination de base mensuelle)</text:p>
      <text:p text:style-name="Standard">ou :</text:p>
      <text:p text:style-name="Standard">Date d'atteinte du SR = 360*(SR/CA)</text:p>
      <text:p text:style-name="Standard">(Pour une détermination plus précise selon un jour exact pendant l'anné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3:38:01.36</meta:creation-date>
    <dc:date>2013-11-20T08:08:10.38</dc:date>
    <meta:editing-duration>PT11M21S</meta:editing-duration>
    <meta:editing-cycles>3</meta:editing-cycles>
    <meta:generator>OpenOffice/4.0.0$Win32 OpenOffice.org_project/400m3$Build-9702</meta:generator>
    <meta:document-statistic meta:table-count="1" meta:image-count="0" meta:object-count="0" meta:page-count="2" meta:paragraph-count="49" meta:word-count="448" meta:character-count="2509"/>
  </office:meta>
</office:document-meta>
</file>